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80000019B88878E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Courier New" svg:font-family="'Courier New'" style:font-family-generic="modern"/>
    <style:font-face style:name="Mincho1" svg:font-family="Mincho, msmincho" style:font-family-generic="roman"/>
    <style:font-face style:name="Arial1" svg:font-family="Arial" style:font-family-generic="swiss"/>
    <style:font-face style:name="Bitstream Vera Sans" svg:font-family="'Bitstream Vera Sans'" style:font-pitch="variable"/>
    <style:font-face style:name="Code3of9" svg:font-family="Code3of9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Mincho" svg:font-family="Mincho, msmincho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WW-Contenido_20_de_20_la_20_tabla11">
      <style:paragraph-properties fo:margin-top="0in" fo:margin-bottom="0in" fo:text-align="end" style:justify-single-word="false"/>
      <style:text-properties style:use-window-font-color="true" style:font-name="Arial Narrow" fo:font-size="11pt" fo:language="es" fo:country="ES" style:font-name-asian="Arial Unicode MS" style:font-size-asian="11pt" style:language-asian="zxx" style:country-asian="none" style:font-name-complex="Tahoma" style:font-size-complex="11pt" style:language-complex="zxx" style:country-complex="none"/>
    </style:style>
    <style:style style:name="P2" style:family="paragraph" style:parent-style-name="WW-Contenido_20_de_20_la_20_tabla11">
      <style:paragraph-properties fo:margin-top="0in" fo:margin-bottom="0in" style:snap-to-layout-grid="false"/>
      <style:text-properties style:use-window-font-color="true" style:font-name="Arial Narrow" fo:font-size="11pt" fo:language="es" fo:country="ES" style:font-name-asian="Arial Unicode MS" style:font-size-asian="11pt" style:language-asian="zxx" style:country-asian="none" style:font-name-complex="Tahoma" style:font-size-complex="11pt" style:language-complex="zxx" style:country-complex="none"/>
    </style:style>
    <style:style style:name="P3" style:family="paragraph" style:parent-style-name="WW-Contenido_20_de_20_la_20_tabla11">
      <style:paragraph-properties fo:margin-top="0in" fo:margin-bottom="0in" fo:text-align="end" style:justify-single-word="false"/>
      <style:text-properties style:use-window-font-color="true" style:font-name="Arial Narrow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4" style:family="paragraph" style:parent-style-name="WW-Contenido_20_de_20_la_20_tabla11">
      <style:paragraph-properties fo:margin-top="0in" fo:margin-bottom="0in" fo:text-align="end" style:justify-single-word="false"/>
    </style:style>
    <style:style style:name="P5" style:family="paragraph" style:parent-style-name="Header">
      <style:paragraph-properties fo:text-align="end" style:justify-single-word="false"/>
      <style:text-properties style:use-window-font-color="true" style:font-name="Arial Narrow" fo:font-size="14pt" fo:language="es" fo:country="ES" fo:font-weight="bold" style:font-name-asian="Arial Unicode MS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6" style:family="paragraph" style:parent-style-name="Header">
      <style:paragraph-properties fo:text-align="end" style:justify-single-word="false" style:snap-to-layout-grid="false"/>
      <style:text-properties style:use-window-font-color="true" style:font-name="Arial Narrow" fo:font-size="14pt" fo:language="es" fo:country="ES" fo:font-weight="bold" style:font-name-asian="Arial Unicode MS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7" style:family="paragraph" style:parent-style-name="WW-HTML_20_con_20_formato_20_previo">
      <style:paragraph-properties fo:margin-left="-0.3937in" fo:margin-right="0in" fo:text-align="center" style:justify-single-word="false" fo:text-indent="0.0984in" style:auto-text-indent="false">
        <style:tab-stops>
          <style:tab-stop style:position="1.0299in"/>
          <style:tab-stop style:position="1.6661in"/>
          <style:tab-stop style:position="2.302in"/>
          <style:tab-stop style:position="2.9382in"/>
          <style:tab-stop style:position="3.5744in"/>
          <style:tab-stop style:position="4.2102in"/>
          <style:tab-stop style:position="4.8465in"/>
          <style:tab-stop style:position="5.4827in"/>
          <style:tab-stop style:position="6.1189in"/>
          <style:tab-stop style:position="6.7547in"/>
          <style:tab-stop style:position="7.3909in"/>
          <style:tab-stop style:position="7.4811in"/>
          <style:tab-stop style:position="8.0272in"/>
          <style:tab-stop style:position="8.6634in"/>
          <style:tab-stop style:position="9.2992in"/>
          <style:tab-stop style:position="9.9354in"/>
          <style:tab-stop style:position="10.5717in"/>
        </style:tab-stops>
      </style:paragraph-properties>
    </style:style>
    <style:style style:name="P8" style:family="paragraph" style:parent-style-name="Footer">
      <style:text-properties style:use-window-font-color="true" fo:font-size="12pt" fo:language="es" fo:country="ES" style:font-name-asian="Arial Unicode MS" style:font-size-asian="12pt" style:language-asian="zxx" style:country-asian="none" style:font-name-complex="Tahoma" style:font-size-complex="10pt" style:language-complex="zxx" style:country-complex="none"/>
    </style:style>
    <style:style style:name="P9" style:family="paragraph" style:parent-style-name="Standard">
      <style:paragraph-properties fo:text-align="end" style:justify-single-word="false">
        <style:tab-stops>
          <style:tab-stop style:position="1.0311in"/>
        </style:tab-stops>
      </style:paragraph-properties>
      <style:text-properties style:use-window-font-color="true" style:font-name="Arial" fo:font-size="11pt" fo:language="es" fo:country="ES" fo:font-weight="bold" style:font-name-asian="Arial Unicode M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1pt" fo:language="es" fo:country="ES" fo:font-weight="bold" style:font-name-asian="Bitstream Vera Sans" style:font-size-asian="11pt" style:language-asian="zxx" style:country-asian="none" style:font-weight-asian="bold" style:font-name-complex="Lucidasans" style:font-size-complex="11pt" style:language-complex="zxx" style:country-complex="none" style:font-weight-complex="bold"/>
    </style:style>
    <style:style style:name="P11" style:family="paragraph" style:parent-style-name="Standard">
      <style:text-properties style:use-window-font-color="true" style:font-name="Arial" fo:font-size="11pt" fo:language="es" fo:country="ES" fo:font-weight="normal" style:font-name-asian="Bitstream Vera Sans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1pt" fo:language="es" fo:country="ES" fo:font-weight="normal" style:font-name-asian="Bitstream Vera Sans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3" style:family="paragraph" style:parent-style-name="Standard">
      <style:text-properties style:use-window-font-color="true" style:font-name="Arial" fo:font-size="11pt" fo:language="es" fo:country="ES" fo:font-weight="normal" fo:background-color="#e6e6e6" style:font-name-asian="Bitstream Vera Sans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fo:language="es" fo:country="ES" style:text-underline-style="none" fo:font-weight="normal" style:font-name-asian="Bitstream Vera Sans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9pt" fo:language="es" fo:country="ES" fo:font-weight="normal" style:font-name-asian="Bitstream Vera Sans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P16" style:family="paragraph" style:parent-style-name="Standard">
      <style:text-properties style:use-window-font-color="true" style:text-outline="false" style:text-line-through-style="none" style:font-name="Arial" fo:font-size="11pt" fo:language="es" fo:country="ES" fo:font-style="normal" fo:text-shadow="none" style:text-underline-style="none" fo:font-weight="normal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/>
    </style:style>
    <style:style style:name="P17" style:family="paragraph" style:parent-style-name="Standard">
      <style:paragraph-properties fo:text-align="end" style:justify-single-word="false">
        <style:tab-stops>
          <style:tab-stop style:position="1.0311in"/>
        </style:tab-stops>
      </style:paragraph-properties>
    </style:style>
    <style:style style:name="P18" style:family="paragraph" style:parent-style-name="Standard" style:master-page-name="Standard">
      <style:paragraph-properties fo:text-align="end" style:justify-single-word="false">
        <style:tab-stops>
          <style:tab-stop style:position="1.0311in"/>
        </style:tab-stops>
      </style:paragraph-properties>
      <style:text-properties style:use-window-font-color="true" style:font-name="Code3of9" fo:font-size="20pt" fo:language="es" fo:country="ES" style:font-name-asian="Arial Unicode MS" style:font-size-asian="20pt" style:language-asian="zxx" style:country-asian="none" style:font-name-complex="Tahoma" style:font-size-complex="20pt" style:language-complex="zxx" style:country-complex="none"/>
    </style:style>
    <style:style style:name="P19" style:family="paragraph" style:parent-style-name="Standard">
      <style:text-properties style:use-window-font-color="true" style:text-outline="false" style:text-line-through-style="none" style:font-name="Arial" fo:font-size="11pt" fo:language="es" fo:country="ES" fo:font-style="normal" fo:text-shadow="none" style:text-underline-style="none" fo:font-weight="normal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/>
    </style:style>
    <style:style style:name="P20" style:family="paragraph" style:parent-style-name="Standard">
      <style:text-properties style:use-window-font-color="true" style:font-name="Arial" fo:font-size="11pt" fo:language="es" fo:country="ES" fo:font-weight="normal" style:font-name-asian="Bitstream Vera Sans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21" style:family="paragraph" style:parent-style-name="Standard" style:list-style-name="WW8Num1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22" style:family="paragraph" style:parent-style-name="Standard" style:list-style-name="WW8Num1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23" style:family="paragraph" style:parent-style-name="Standard" style:list-style-name="WW8Num1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T1" style:family="text"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Courier New" style:font-size-complex="10pt" style:language-complex="zxx" style:country-complex="none"/>
    </style:style>
    <style:style style:name="T2" style:family="text"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use-window-font-color="true"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style>
    <style:style style:name="T4" style:family="text">
      <style:text-properties style:use-window-font-color="true" style:font-name="Arial" fo:font-size="11pt" fo:language="es" fo:country="ES" style:font-name-asian="Arial Unicode MS" style:font-size-asian="11pt" style:language-asian="zxx" style:country-asian="none" style:font-name-complex="Tahoma" style:font-size-complex="11pt" style:language-complex="zxx" style:country-complex="none"/>
    </style:style>
    <style:style style:name="T5" style:family="text">
      <style:text-properties style:use-window-font-color="true" style:font-name="Arial" fo:font-size="11pt" fo:language="es" fo:country="ES" fo:font-weight="bold" style:font-name-asian="Arial Unicode M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6" style:family="text">
      <style:text-properties style:use-window-font-color="true" style:font-name="Arial" fo:font-size="11pt" fo:language="es" fo:country="ES" style:text-underline-style="none" fo:font-weight="normal" style:font-name-asian="Bitstream Vera Sans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21*</text:p>
      <text:p text:style-name="P9">Al contestar por favor cite estos datos:</text:p>
      <text:p text:style-name="P17"><text:span text:style-name="T3">Radicado No.</text:span><text:span text:style-name="T4">: </text:span><text:span text:style-name="T5">2007905019722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JORGE ALBERTO ROMERO</text:p>
      <text:p text:style-name="P16">Gerente</text:p>
      <text:p text:style-name="P16">GAS SERRANIA S.A. E.S.P.</text:p>
      <text:p text:style-name="P16">Calle 12 No. 13-73</text:p>
      <text:p text:style-name="P16">SANTA ROSA DEL SUR _ BOLIVAR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31*</text:p>
      <text:p text:style-name="P9">Al contestar por favor cite estos datos:</text:p>
      <text:p text:style-name="P17"><text:span text:style-name="T3">Radicado No.</text:span><text:span text:style-name="T4">: </text:span><text:span text:style-name="T5">2007905019723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OSCAR CELIO MARINO .</text:p>
      <text:p text:style-name="P16">Gerente General</text:p>
      <text:p text:style-name="P16">GAS EL SOL S.A E.S.P</text:p>
      <text:p text:style-name="P16">Transversal 4a No.9-95 Zona Industrial Cazuca</text:p>
      <text:p text:style-name="P16">SOACHA _ CUNDINAMAR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41*</text:p>
      <text:p text:style-name="P9">Al contestar por favor cite estos datos:</text:p>
      <text:p text:style-name="P17"><text:span text:style-name="T3">Radicado No.</text:span><text:span text:style-name="T4">: </text:span><text:span text:style-name="T5">2007905019724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OSCAR CELIO MARINO .</text:p>
      <text:p text:style-name="P16">Gerente General</text:p>
      <text:p text:style-name="P16">GAS EL SOL S.A E.S.P</text:p>
      <text:p text:style-name="P16">Transversal 4a No.9-95 Zona Industrial Cazuca</text:p>
      <text:p text:style-name="P16">SOACHA _ CUNDINAMAR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51*</text:p>
      <text:p text:style-name="P9">Al contestar por favor cite estos datos:</text:p>
      <text:p text:style-name="P17"><text:span text:style-name="T3">Radicado No.</text:span><text:span text:style-name="T4">: </text:span><text:span text:style-name="T5">2007905019725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OSCAR CELIO MARINO .</text:p>
      <text:p text:style-name="P16">Gerente General</text:p>
      <text:p text:style-name="P16">GAS EL SOL S.A E.S.P</text:p>
      <text:p text:style-name="P16">Transversal 4a No.9-95 Zona Industrial Cazuca</text:p>
      <text:p text:style-name="P16">SOACHA _ CUNDINAMAR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61*</text:p>
      <text:p text:style-name="P9">Al contestar por favor cite estos datos:</text:p>
      <text:p text:style-name="P17"><text:span text:style-name="T3">Radicado No.</text:span><text:span text:style-name="T4">: </text:span><text:span text:style-name="T5">2007905019726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OSCAR CELIO MARINO .</text:p>
      <text:p text:style-name="P16">Gerente General</text:p>
      <text:p text:style-name="P16">GAS EL SOL S.A E.S.P</text:p>
      <text:p text:style-name="P16">Transversal 4a No.9-95 Zona Industrial Cazuca</text:p>
      <text:p text:style-name="P16">SOACHA _ CUNDINAMAR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71*</text:p>
      <text:p text:style-name="P9">Al contestar por favor cite estos datos:</text:p>
      <text:p text:style-name="P17"><text:span text:style-name="T3">Radicado No.</text:span><text:span text:style-name="T4">: </text:span><text:span text:style-name="T5">2007905019727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HECTOR MAURICIO CARDONA URIBE</text:p>
      <text:p text:style-name="P16">Gerente</text:p>
      <text:p text:style-name="P16">GAS GUALIVA S.A. E.S.P.</text:p>
      <text:p text:style-name="P16">Carrera 15 No.  87-86 Of. 406</text:p>
      <text:p text:style-name="P16">BOGOTA _ D.C.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81*</text:p>
      <text:p text:style-name="P9">Al contestar por favor cite estos datos:</text:p>
      <text:p text:style-name="P17"><text:span text:style-name="T3">Radicado No.</text:span><text:span text:style-name="T4">: </text:span><text:span text:style-name="T5">2007905019728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HECTOR MAURICIO CARDONA URIBE</text:p>
      <text:p text:style-name="P16">Gerente</text:p>
      <text:p text:style-name="P16">GAS GUALIVA S.A. E.S.P.</text:p>
      <text:p text:style-name="P16">Carrera 15 No.  87-86 Of. 406</text:p>
      <text:p text:style-name="P16">BOGOTA _ D.C.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291*</text:p>
      <text:p text:style-name="P9">Al contestar por favor cite estos datos:</text:p>
      <text:p text:style-name="P17"><text:span text:style-name="T3">Radicado No.</text:span><text:span text:style-name="T4">: </text:span><text:span text:style-name="T5">2007905019729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HECTOR MAURICIO CARDONA URIBE</text:p>
      <text:p text:style-name="P16">Gerente</text:p>
      <text:p text:style-name="P16">GAS VALLE DE TENZA S.A. E.S.P.</text:p>
      <text:p text:style-name="P16">Carrera 15  No. 87-86 OFICINA  406</text:p>
      <text:p text:style-name="P16">BOGOTA _ D.C.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01*</text:p>
      <text:p text:style-name="P9">Al contestar por favor cite estos datos:</text:p>
      <text:p text:style-name="P17"><text:span text:style-name="T3">Radicado No.</text:span><text:span text:style-name="T4">: </text:span><text:span text:style-name="T5">2007905019730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LAURENTINO RODRIGUEZ ARIAS</text:p>
      <text:p text:style-name="P16">Gerente General</text:p>
      <text:p text:style-name="P16">GAS SUMAPAZ S.A. E.S.P.</text:p>
      <text:p text:style-name="P16">Transversal 4a. No.10-79 Zona Industrial Cazuca</text:p>
      <text:p text:style-name="P16">SOACHA _ CUNDINAMAR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11*</text:p>
      <text:p text:style-name="P9">Al contestar por favor cite estos datos:</text:p>
      <text:p text:style-name="P17"><text:span text:style-name="T3">Radicado No.</text:span><text:span text:style-name="T4">: </text:span><text:span text:style-name="T5">2007905019731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GUSTAVO JIMENEZ PIZARRO</text:p>
      <text:p text:style-name="P16">Gerente</text:p>
      <text:p text:style-name="P16">ALMAGAS DE OCCIDENTE S.A.</text:p>
      <text:p text:style-name="P16">Kilometro 3.5 de la Via Yumbo- Vijes - Carretera Panorama</text:p>
      <text:p text:style-name="P16">YUMBO _ VALLE DEL CAU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21*</text:p>
      <text:p text:style-name="P9">Al contestar por favor cite estos datos:</text:p>
      <text:p text:style-name="P17"><text:span text:style-name="T3">Radicado No.</text:span><text:span text:style-name="T4">: </text:span><text:span text:style-name="T5">2007905019732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HERNAN EULOGIO URBANO HERNANDEZ</text:p>
      <text:p text:style-name="P16">Gerente</text:p>
      <text:p text:style-name="P16">EMPRESA DE GAS DEL PUTUMAYO S.A. E.S.P.</text:p>
      <text:p text:style-name="P16">Kilometro 1.5. Via a Caliyaco</text:p>
      <text:p text:style-name="P16">MOCOA _ PUTUMAYO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31*</text:p>
      <text:p text:style-name="P9">Al contestar por favor cite estos datos:</text:p>
      <text:p text:style-name="P17"><text:span text:style-name="T3">Radicado No.</text:span><text:span text:style-name="T4">: </text:span><text:span text:style-name="T5">2007905019733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HERNAN EULOGIO URBANO HERNANDEZ</text:p>
      <text:p text:style-name="P16">Gerente</text:p>
      <text:p text:style-name="P16">EMPRESA DE GAS DEL PUTUMAYO S.A. E.S.P.</text:p>
      <text:p text:style-name="P16">Kilometro 1.5. Via a Caliyaco</text:p>
      <text:p text:style-name="P16">MOCOA _ PUTUMAYO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41*</text:p>
      <text:p text:style-name="P9">Al contestar por favor cite estos datos:</text:p>
      <text:p text:style-name="P17"><text:span text:style-name="T3">Radicado No.</text:span><text:span text:style-name="T4">: </text:span><text:span text:style-name="T5">2007905019734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JOSE VICENTE CASTILLO G.</text:p>
      <text:p text:style-name="P16">Gerente</text:p>
      <text:p text:style-name="P16">GAS DEL PAEZ S.A. E.SP.</text:p>
      <text:p text:style-name="P16">Parque Industrial El Yari -Lote 1 A -1</text:p>
      <text:p text:style-name="P16">SANTANDER DE QUILICHAO _ CAU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51*</text:p>
      <text:p text:style-name="P9">Al contestar por favor cite estos datos:</text:p>
      <text:p text:style-name="P17"><text:span text:style-name="T3">Radicado No.</text:span><text:span text:style-name="T4">: </text:span><text:span text:style-name="T5">2007905019735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NELSON BELLO VALCARCEL</text:p>
      <text:p text:style-name="P16">Representante Legal</text:p>
      <text:p text:style-name="P16">GAS AMAZONAS S.A. E.S.P.</text:p>
      <text:p text:style-name="P16">Calle 14 Sur No. 18-50 Piso 2 Barrio Restrepo</text:p>
      <text:p text:style-name="P16">BOGOTA _ D.C.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61*</text:p>
      <text:p text:style-name="P9">Al contestar por favor cite estos datos:</text:p>
      <text:p text:style-name="P17"><text:span text:style-name="T3">Radicado No.</text:span><text:span text:style-name="T4">: </text:span><text:span text:style-name="T5">2007905019736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ESTEBAN APARICIO PRIETO</text:p>
      <text:p text:style-name="P16">Gerente</text:p>
      <text:p text:style-name="P16">GAS ROSARIO S.A. E.S.P.</text:p>
      <text:p text:style-name="P16">Kilometro 5 Via a Pamplona</text:p>
      <text:p text:style-name="P16">LOS PATIOS _ NORTE DE SANTANDER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71*</text:p>
      <text:p text:style-name="P9">Al contestar por favor cite estos datos:</text:p>
      <text:p text:style-name="P17"><text:span text:style-name="T3">Radicado No.</text:span><text:span text:style-name="T4">: </text:span><text:span text:style-name="T5">2007905019737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JAIRO HERNANDO TORRES GUERRERO</text:p>
      <text:p text:style-name="P16">Gerente</text:p>
      <text:p text:style-name="P16">GAS Y SERVICIOS S.A. E.S.P.</text:p>
      <text:p text:style-name="P16">Calle 30 No.21-41</text:p>
      <text:p text:style-name="P16">PALMIRA _ VALLE DEL CAU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81*</text:p>
      <text:p text:style-name="P9">Al contestar por favor cite estos datos:</text:p>
      <text:p text:style-name="P17"><text:span text:style-name="T3">Radicado No.</text:span><text:span text:style-name="T4">: </text:span><text:span text:style-name="T5">2007905019738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JAIRO HERNANDO TORRES GUERRERO</text:p>
      <text:p text:style-name="P16">Gerente</text:p>
      <text:p text:style-name="P16">GAS Y SERVICIOS S.A. E.S.P.</text:p>
      <text:p text:style-name="P16">Calle 30 No.21-41</text:p>
      <text:p text:style-name="P16">PALMIRA _ VALLE DEL CAUC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391*</text:p>
      <text:p text:style-name="P9">Al contestar por favor cite estos datos:</text:p>
      <text:p text:style-name="P17"><text:span text:style-name="T3">Radicado No.</text:span><text:span text:style-name="T4">: </text:span><text:span text:style-name="T5">2007905019739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OSCAR CELIO MARINO .</text:p>
      <text:p text:style-name="P16">Gerente</text:p>
      <text:p text:style-name="P16">GASES DE MEDELLIN Y RIONEGRO S.A. E.S.P.</text:p>
      <text:p text:style-name="P16">Carrera 48 No  42-53</text:p>
      <text:p text:style-name="P16">MEDELLIN _ ANTIOQUIA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401*</text:p>
      <text:p text:style-name="P9">Al contestar por favor cite estos datos:</text:p>
      <text:p text:style-name="P17"><text:span text:style-name="T3">Radicado No.</text:span><text:span text:style-name="T4">: </text:span><text:span text:style-name="T5">2007905019740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ALFREDO ROSERO ROSALES</text:p>
      <text:p text:style-name="P16">Gerente</text:p>
      <text:p text:style-name="P16">GASES DE TUMACO S.A. E.S.P.</text:p>
      <text:p text:style-name="P16">Calle Nueva Creacion Con Narino</text:p>
      <text:p text:style-name="P16">TUMACO _ NARINO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*20079050197411*</text:p>
      <text:p text:style-name="P9">Al contestar por favor cite estos datos:</text:p>
      <text:p text:style-name="P17"><text:span text:style-name="T3">Radicado No.</text:span><text:span text:style-name="T4">: </text:span><text:span text:style-name="T5">20079050197411</text:span></text:p>
      <text:p text:style-name="P17"><text:span text:style-name="T3">Fecha:</text:span><text:span text:style-name="T4"> </text:span><text:span text:style-name="T5">10/08/2007</text:span></text:p>
      <text:p text:style-name="P11">Bogotá</text:p>
      <text:p text:style-name="P11"/>
      <text:p text:style-name="P11">Señor(a)</text:p>
      <text:p text:style-name="P16">ALFREDO ROSERO ROSALES</text:p>
      <text:p text:style-name="P16">Gerente</text:p>
      <text:p text:style-name="P16">GASES DE TUMACO S.A. E.S.P.</text:p>
      <text:p text:style-name="P16">Calle Nueva Creacion Con Narino</text:p>
      <text:p text:style-name="P16">TUMACO _ NARINO</text:p>
      <text:p text:style-name="P11"/>
      <text:p text:style-name="P11"/>
      <text:p text:style-name="P13">Asunto: Capacitación sobre el sistema costos y gastos ABC <text:s text:c="57"/></text:p>
      <text:p text:style-name="P11"/>
      <text:p text:style-name="P11">Respetado señor(a):</text:p>
      <text:p text:style-name="P11"/>
      <text:p text:style-name="P12"/>
      <text:p text:style-name="P12">Reciba un atento Saludo,</text:p>
      <text:p text:style-name="P12"/>
      <text:p text:style-name="P12"/>
      <text:p text:style-name="P10">JUAN FELIPE OSPINA URQUIJO</text:p>
      <text:p text:style-name="P12">Director Técnico de Gestión de Gas Combustible</text:p>
      <text:p text:style-name="P15">Proyectó: aepopayá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Courier New" svg:font-family="'Courier New'" style:font-family-generic="modern"/>
    <style:font-face style:name="Mincho1" svg:font-family="Mincho, msmincho" style:font-family-generic="roman"/>
    <style:font-face style:name="Arial1" svg:font-family="Arial" style:font-family-generic="swiss"/>
    <style:font-face style:name="Bitstream Vera Sans" svg:font-family="'Bitstream Vera Sans'" style:font-pitch="variable"/>
    <style:font-face style:name="Code3of9" svg:font-family="Code3of9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Mincho" svg:font-family="Mincho, msmincho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CO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Encabezado" style:family="paragraph" style:parent-style-name="Standard" style:next-style-name="Text_20_body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" style:font-size-complex="14pt"/>
    </style:style>
    <style:style style:name="Etiqueta" style:family="paragraph" style:parent-style-name="Standard">
      <style:paragraph-properties fo:margin-top="0.0835in" fo:margin-bottom="0.0835in" text:number-lines="false" text:line-number="0"/>
      <style:text-properties style:font-name="Arial Narrow" fo:font-size="10pt" fo:font-style="italic" style:font-size-asian="10pt" style:font-style-asian="italic" style:font-name-complex="Lucidasans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Arial Narrow" style:font-name-complex="Lucidasans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Arial Narrow" fo:font-size="14pt" style:font-name-asian="Mincho1" style:font-size-asian="14pt" style:font-name-complex="Lucidasans" style:font-size-complex="14pt"/>
    </style:style>
    <style:style style:name="WW-Encabezado" style:family="paragraph" style:parent-style-name="Standard" style:next-style-name="Text_20_body">
      <style:paragraph-properties fo:margin-top="0.1665in" fo:margin-bottom="0.0835in" fo:keep-with-next="always"/>
      <style:text-properties style:font-name="Arial Narrow" fo:font-size="14pt" style:font-name-asian="Mincho1" style:font-size-asian="14pt" style:font-name-complex="Lucidasans" style:font-size-complex="14pt"/>
    </style:style>
    <style:style style:name="WW-Etiqueta" style:family="paragraph" style:parent-style-name="Standard">
      <style:paragraph-properties fo:margin-top="0.0835in" fo:margin-bottom="0.0835in" text:number-lines="false" text:line-number="0"/>
      <style:text-properties style:font-name="Arial Narrow" fo:font-size="10pt" fo:font-style="italic" style:font-size-asian="10pt" style:font-style-asian="italic" style:font-name-complex="Lucidasans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="Arial Narrow" style:font-name-complex="Lucidasans"/>
    </style:style>
    <style:style style:name="WW-Etiqueta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/>
    </style:style>
    <style:style style:name="WW-Etiqueta11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/>
    </style:style>
    <style:style style:name="Encabezamiento_20_izquierdo" style:display-name="Encabezamiento izquierdo" style:family="paragraph" style:parent-style-name="Standard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WW-Encabezamiento_20_izquierdo" style:display-name="WW-Encabezamiento izquierdo" style:family="paragraph" style:parent-style-name="Standard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WW-Encabezamiento_20_izquierdo1" style:display-name="WW-Encabezamiento izquierdo1" style:family="paragraph" style:parent-style-name="Standard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WW-Encabezamiento_20_izquierdo11" style:display-name="WW-Encabezamiento izquierdo11" style:family="paragraph" style:parent-style-name="Standard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ido_20_de_20_la_20_tabla" style:display-name="Contenido de la tabla" style:family="paragraph" style:parent-style-name="Text_20_body">
      <style:paragraph-properties text:number-lines="false" text:line-number="0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Contenido_20_de_20_la_20_tabla1" style:display-name="WW-Contenido de la tabla1" style:family="paragraph" style:parent-style-name="Text_20_body">
      <style:paragraph-properties text:number-lines="false" text:line-number="0"/>
    </style:style>
    <style:style style:name="WW-Contenido_20_de_20_la_20_tabla11" style:display-name="WW-Contenido de la tabla11" style:family="paragraph" style:parent-style-name="Text_20_body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Encabezado_20_de_20_la_20_tabla1" style:display-name="WW-Encabezado de la tabla1" style:family="paragraph" style:parent-style-name="WW-Contenido_20_de_20_la_20_tab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HTML_20_con_20_formato_20_previo" style:display-name="WW-HTML con formato previo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s" fo:country="ES" style:font-name-asian="Times New Roman" style:font-size-asian="10pt" style:font-name-complex="Courier New" style:font-size-complex="10pt" fo:hyphenate="true" fo:hyphenation-remain-char-count="2" fo:hyphenation-push-char-count="2"/>
    </style:style>
    <style:style style:name="Normal2" style:family="paragraph" style:parent-style-name="Standard">
      <style:paragraph-properties style:text-autospace="none"/>
      <style:text-properties fo:language="es" fo:country="ES" style:font-name-asian="Times New Roman" style:language-complex="es" style:country-complex="ES"/>
    </style:style>
    <style:style style:name="Normal1" style:family="paragraph" style:parent-style-name="Normal2">
      <style:paragraph-properties style:text-autospace="ideograph-alpha"/>
      <style:text-properties style:font-name="Book Antiqua" fo:language="es" fo:country="CO" style:font-name-asian="Book Antiqu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WW-Absatz-Standardschriftart1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285in" fo:margin-left="-0.075in" table:align="left" style:writing-mode="lr-tb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5.175in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WW-Contenido_20_de_20_la_20_tabla11">
      <style:paragraph-properties fo:margin-top="0in" fo:margin-bottom="0in" fo:text-align="end" style:justify-single-word="false"/>
      <style:text-properties style:use-window-font-color="true" style:font-name="Arial Narrow" fo:font-size="11pt" fo:language="es" fo:country="ES" style:font-name-asian="Arial Unicode MS" style:font-size-asian="11pt" style:language-asian="zxx" style:country-asian="none" style:font-name-complex="Tahoma" style:font-size-complex="11pt" style:language-complex="zxx" style:country-complex="none"/>
    </style:style>
    <style:style style:name="P2" style:family="paragraph" style:parent-style-name="WW-Contenido_20_de_20_la_20_tabla11">
      <style:paragraph-properties fo:margin-top="0in" fo:margin-bottom="0in" style:snap-to-layout-grid="false"/>
      <style:text-properties style:use-window-font-color="true" style:font-name="Arial Narrow" fo:font-size="11pt" fo:language="es" fo:country="ES" style:font-name-asian="Arial Unicode MS" style:font-size-asian="11pt" style:language-asian="zxx" style:country-asian="none" style:font-name-complex="Tahoma" style:font-size-complex="11pt" style:language-complex="zxx" style:country-complex="none"/>
    </style:style>
    <style:style style:name="P3" style:family="paragraph" style:parent-style-name="Header">
      <style:paragraph-properties fo:text-align="end" style:justify-single-word="false" style:snap-to-layout-grid="false"/>
      <style:text-properties style:use-window-font-color="true" style:font-name="Arial Narrow" fo:font-size="14pt" fo:language="es" fo:country="ES" fo:font-weight="bold" style:font-name-asian="Arial Unicode MS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4" style:family="paragraph" style:parent-style-name="Header">
      <style:paragraph-properties fo:text-align="end" style:justify-single-word="false"/>
      <style:text-properties style:use-window-font-color="true" style:font-name="Arial Narrow" fo:font-size="14pt" fo:language="es" fo:country="ES" fo:font-weight="bold" style:font-name-asian="Arial Unicode MS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5" style:family="paragraph" style:parent-style-name="WW-Contenido_20_de_20_la_20_tabla11">
      <style:paragraph-properties fo:margin-top="0in" fo:margin-bottom="0in" fo:text-align="end" style:justify-single-word="false"/>
      <style:text-properties style:use-window-font-color="true" style:font-name="Arial Narrow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style>
    <style:style style:name="P6" style:family="paragraph" style:parent-style-name="WW-Contenido_20_de_20_la_20_tabla11">
      <style:paragraph-properties fo:margin-top="0in" fo:margin-bottom="0in" fo:text-align="end" style:justify-single-word="false"/>
    </style:style>
    <style:style style:name="P7" style:family="paragraph" style:parent-style-name="WW-HTML_20_con_20_formato_20_previo">
      <style:paragraph-properties fo:margin-left="-0.3937in" fo:margin-right="0in" fo:text-align="center" style:justify-single-word="false" fo:text-indent="0.0984in" style:auto-text-indent="false">
        <style:tab-stops>
          <style:tab-stop style:position="1.0299in"/>
          <style:tab-stop style:position="1.6661in"/>
          <style:tab-stop style:position="2.302in"/>
          <style:tab-stop style:position="2.9382in"/>
          <style:tab-stop style:position="3.5744in"/>
          <style:tab-stop style:position="4.2102in"/>
          <style:tab-stop style:position="4.8465in"/>
          <style:tab-stop style:position="5.4827in"/>
          <style:tab-stop style:position="6.1189in"/>
          <style:tab-stop style:position="6.7547in"/>
          <style:tab-stop style:position="7.3909in"/>
          <style:tab-stop style:position="7.4811in"/>
          <style:tab-stop style:position="8.0272in"/>
          <style:tab-stop style:position="8.6634in"/>
          <style:tab-stop style:position="9.2992in"/>
          <style:tab-stop style:position="9.9354in"/>
          <style:tab-stop style:position="10.5717in"/>
        </style:tab-stops>
      </style:paragraph-properties>
    </style:style>
    <style:style style:name="P8" style:family="paragraph" style:parent-style-name="Footer">
      <style:text-properties style:use-window-font-color="true" fo:font-size="12pt" fo:language="es" fo:country="ES" style:font-name-asian="Arial Unicode MS" style:font-size-asian="12pt" style:language-asian="zxx" style:country-asian="none" style:font-name-complex="Tahoma" style:font-size-complex="10pt" style:language-complex="zxx" style:country-complex="none"/>
    </style:style>
    <style:style style:name="T1" style:family="text"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Courier New" style:font-size-complex="10pt" style:language-complex="zxx" style:country-complex="none"/>
    </style:style>
    <style:style style:name="T2" style:family="text"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0.7874in" fo:margin-bottom="0.4516in" fo:margin-left="1.1811in" fo:margin-right="0.7874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3543in" style:dynamic-spacing="true"/>
      </style:header-style>
      <style:footer-style>
        <style:header-footer-properties fo:min-height="0.3366in" fo:margin-left="0in" fo:margin-right="0in" fo:margin-top="0.298in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"><draw:frame draw:style-name="fr1" draw:name="graphics1" text:anchor-type="as-char" svg:width="0.9799in" svg:height="1.0311in" draw:z-index="0"><draw:image xlink:href="Pictures/10000000000001880000019B88878E94.jpg" xlink:type="simple" xlink:show="embed" xlink:actuate="onLoad"/></draw:frame></text:p>
            </table:table-cell>
            <table:table-cell table:style-name="Table1.A1" office:value-type="string">
              <text:p text:style-name="P3">Superintendencia de Servicios</text:p>
              <text:p text:style-name="P4">Públicos Domiciliarios</text:p>
              <text:p text:style-name="P5">República de Colombia</text:p>
              <text:p text:style-name="P1"/>
            </table:table-cell>
          </table:table-row>
        </table:table>
        <text:p text:style-name="P6"/>
      </style:header>
      <style:footer>
        <text:p text:style-name="P7"><text:span text:style-name="T1">Carrera 18 No. 84-35 Bogotá D.C.- Colombia  PBX: 6913005   FAX:  6913142 - AA 88666 - </text:span><text:span text:style-name="T2">www.superservicios.gov.co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Al contestar por favor cite estos datos:</dc:title>
    <meta:initial-creator>SAPINZON</meta:initial-creator>
    <meta:creation-date>2005-10-26T16:15:00</meta:creation-date>
    <dc:creator>Johnny Gonzalez</dc:creator>
    <dc:date>2007-05-23T06:09:38</dc:date>
    <meta:print-date>2113-01-01T00:00:00</meta:print-date>
    <dc:language>es-CO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84" meta:character-count="618"/>
  </office:meta>
</office:document-meta>
</file>